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2" style:master-page-name="MP0" style:family="paragraph">
      <style:paragraph-properties fo:break-before="page"/>
    </style:style>
    <style:style style:name="P2" style:parent-style-name="Listeafsnit" style:family="paragraph"/>
    <style:style style:name="P3" style:parent-style-name="Listeafsnit" style:family="paragraph"/>
    <style:style style:name="P4" style:parent-style-name="Listeafsnit" style:family="paragraph"/>
    <style:style style:name="P5" style:parent-style-name="Listeafsnit" style:family="paragraph"/>
    <style:style style:name="P6" style:parent-style-name="Listeafsnit" style:family="paragraph"/>
    <style:style style:name="P7" style:parent-style-name="Listeafsnit" style:family="paragraph"/>
    <style:style style:name="P8" style:parent-style-name="Listeafsnit" style:family="paragraph"/>
    <style:style style:name="P9" style:parent-style-name="Listeafsnit" style:family="paragraph"/>
    <style:style style:name="P10" style:parent-style-name="Listeafsnit" style:family="paragraph"/>
    <style:style style:name="P11" style:parent-style-name="Listeafsnit" style:family="paragraph"/>
    <style:style style:name="P12" style:parent-style-name="Listeafsnit" style:family="paragraph"/>
  </office:automatic-styles>
  <office:body>
    <office:text text:use-soft-page-breaks="true">
      <text:h text:style-name="P1" text:outline-level="2">Noter eksamen</text:h>
      <text:p text:style-name="Normal">Præsentere vores løsning/program</text:p>
      <text:p text:style-name="Normal">Hvordan var vores arbejdsproces?</text:p>
      <text:list text:style-name="LFO1" text:continue-numbering="true">
        <text:list-item>
          <text:p text:style-name="P2">Iterationer</text:p>
        </text:list-item>
        <text:list-item>
          <text:p text:style-name="P3">Vi prøvede så vidt muligt at lave analysen før vi implementerede delen.</text:p>
        </text:list-item>
        <text:list-item>
          <text:p text:style-name="P4">Programmet blev lavet<text:s/>i flere arkitekturiske lag.</text:p>
        </text:list-item>
      </text:list>
      <text:p text:style-name="Normal">Hvilke tanker gjorde vi os under projektet?</text:p>
      <text:list text:style-name="LFO2" text:continue-numbering="true">
        <text:list-item>
          <text:p text:style-name="P5">Rækkefølge på GUI.</text:p>
        </text:list-item>
        <text:list-item>
          <text:p text:style-name="P6">Først gøre analysen når den blev nødvendig.</text:p>
        </text:list-item>
      </text:list>
      <text:p text:style-name="Normal">Hvilke problemer er vi kommet ud for i udviklingen?</text:p>
      <text:list text:style-name="LFO3" text:continue-numbering="true">
        <text:list-item>
          <text:p text:style-name="P7">Vi kunne ikke registrere informationer omkring begivenheder.</text:p>
        </text:list-item>
        <text:list-item>
          <text:p text:style-name="P8"/>
        </text:list-item>
      </text:list>
      <text:p text:style-name="Normal">Hvordan har vi løst problemerne?</text:p>
      <text:list text:style-name="LFO3" text:continue-numbering="true">
        <text:list-item>
          <text:p text:style-name="P9">Vi besluttede os for at det var for sent til at rette en så stor fejl og brugte i stedet akkumulerende data til at holde lidt styr på informationen.</text:p>
        </text:list-item>
        <text:list-item>
          <text:p text:style-name="P10"/>
        </text:list-item>
      </text:list>
      <text:p text:style-name="Normal">Hvordan kunne vi ellers have lavet løsningen?</text:p>
      <text:list text:style-name="LFO3" text:continue-numbering="true">
        <text:list-item>
          <text:p text:style-name="P11">Vi fandt at vores løsning til at registrere begivenheder og give bedømmelser ikke var optimal.</text:p>
        </text:list-item>
        <text:list-item>
          <text:p text:style-name="P12">Vores klassediagram var ikke optimalt og der blev lavet mange teoretiske forbedringer, der ikke blev implementere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11T13:03:00Z</meta:creation-date>
    <dc:date>2014-12-12T12:23:00Z</dc:date>
    <meta:template xlink:href="Normal" xlink:type="simple"/>
    <meta:editing-cycles>3</meta:editing-cycles>
    <meta:editing-duration>PT1080S</meta:editing-duration>
    <meta:document-statistic meta:page-count="1" meta:paragraph-count="1" meta:word-count="123" meta:character-count="874" meta:row-count="6" meta:non-whitespace-character-count="752"/>
  </office:meta>
</office:document-meta>
</file>